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00B23870CCBCD54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0ce9c8" officeooo:paragraph-rsid="000ce9c8"/>
    </style:style>
    <style:style style:name="P5" style:family="paragraph" style:parent-style-name="Text_20_body">
      <style:paragraph-properties fo:text-align="center" style:justify-single-word="false"/>
      <style:text-properties officeooo:rsid="000ce9c8" officeooo:paragraph-rsid="000ce9c8"/>
    </style:style>
    <style:style style:name="P6" style:family="paragraph" style:parent-style-name="Text_20_body">
      <style:text-properties officeooo:paragraph-rsid="000ce9c8"/>
    </style:style>
    <style:style style:name="P7" style:family="paragraph" style:parent-style-name="Text_20_body">
      <style:paragraph-properties fo:text-align="center" style:justify-single-word="false"/>
      <style:text-properties style:font-name="Liberation Serif1" officeooo:rsid="000ce9c8" officeooo:paragraph-rsid="000ce9c8"/>
    </style:style>
    <style:style style:name="P8" style:family="paragraph" style:parent-style-name="Title" style:master-page-name="Standard">
      <style:paragraph-properties style:page-number="2" fo:break-before="page"/>
      <style:text-properties officeooo:paragraph-rsid="000ce9c8"/>
    </style:style>
    <style:style style:name="P9" style:family="paragraph" style:parent-style-name="Title" style:master-page-name="First_20_Page">
      <style:paragraph-properties style:page-number="auto"/>
      <style:text-properties officeooo:paragraph-rsid="000ce9c8"/>
    </style:style>
    <style:style style:name="P10" style:family="paragraph" style:parent-style-name="Heading_20_1">
      <style:text-properties officeooo:rsid="002ba06f" officeooo:paragraph-rsid="002ba06f"/>
    </style:style>
    <style:style style:name="P11" style:family="paragraph" style:parent-style-name="Heading_20_1">
      <style:text-properties officeooo:rsid="002c0027" officeooo:paragraph-rsid="002c0027"/>
    </style:style>
    <style:style style:name="P12" style:family="paragraph" style:parent-style-name="Heading_20_1">
      <style:paragraph-properties fo:break-before="page"/>
      <style:text-properties officeooo:rsid="002ba06f" officeooo:paragraph-rsid="002ba06f"/>
    </style:style>
    <style:style style:name="P13" style:family="paragraph" style:parent-style-name="Heading_20_2">
      <style:text-properties officeooo:rsid="002ba06f" officeooo:paragraph-rsid="002ba06f"/>
    </style:style>
    <style:style style:name="P14" style:family="paragraph" style:parent-style-name="Heading_20_3">
      <style:text-properties officeooo:rsid="002d2086" officeooo:paragraph-rsid="002d2086"/>
    </style:style>
    <style:style style:name="P15" style:family="paragraph" style:parent-style-name="Heading_20_3">
      <style:text-properties officeooo:rsid="002e452a" officeooo:paragraph-rsid="002e452a"/>
    </style:style>
    <style:style style:name="P16" style:family="paragraph" style:parent-style-name="Subtitle">
      <style:text-properties officeooo:rsid="002a50c0" officeooo:paragraph-rsid="002a50c0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c3766" officeooo:paragraph-rsid="002c37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d2086"/>
    </style:style>
    <style:style style:name="P20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e452a"/>
    </style:style>
    <style:style style:name="P21" style:family="paragraph" style:parent-style-name="Text_20_body">
      <style:paragraph-properties fo:margin-left="0in" fo:margin-right="0in" fo:line-height="200%" fo:text-indent="0.5in" style:auto-text-indent="false"/>
      <style:text-properties officeooo:rsid="002e452a" officeooo:paragraph-rsid="002e452a"/>
    </style:style>
    <style:style style:name="P22" style:family="paragraph" style:parent-style-name="Text_20_body">
      <style:paragraph-properties fo:text-align="center" style:justify-single-word="false"/>
      <style:text-properties officeooo:rsid="000ce9c8" officeooo:paragraph-rsid="000ce9c8"/>
    </style:style>
    <style:style style:name="P23" style:family="paragraph" style:parent-style-name="Text_20_body">
      <style:paragraph-properties fo:text-align="center" style:justify-single-word="false"/>
      <style:text-properties officeooo:paragraph-rsid="000ce9c8"/>
    </style:style>
    <style:style style:name="P24" style:family="paragraph" style:parent-style-name="Text_20_body">
      <style:text-properties officeooo:paragraph-rsid="002c0027"/>
    </style:style>
    <style:style style:name="P25" style:family="paragraph" style:parent-style-name="Text_20_body">
      <style:paragraph-properties fo:line-height="200%"/>
      <style:text-properties officeooo:rsid="002c3766" officeooo:paragraph-rsid="002c3766"/>
    </style:style>
    <style:style style:name="T1" style:family="text">
      <style:text-properties style:font-name="Liberation Serif1" officeooo:rsid="000ce9c8"/>
    </style:style>
    <style:style style:name="T2" style:family="text">
      <style:text-properties style:font-name="Liberation Serif1" officeooo:rsid="002a50c0"/>
    </style:style>
    <style:style style:name="T3" style:family="text">
      <style:text-properties style:font-name="Liberation Serif" officeooo:rsid="002a50c0"/>
    </style:style>
    <style:style style:name="T4" style:family="text">
      <style:text-properties style:font-name="Liberation Serif" officeooo:rsid="000ce9c8"/>
    </style:style>
    <style:style style:name="T5" style:family="text">
      <style:text-properties officeooo:rsid="000ce9c8"/>
    </style:style>
    <style:style style:name="T6" style:family="text">
      <style:text-properties style:font-name="Liberation Sans" fo:font-size="28pt" fo:font-weight="bold" officeooo:rsid="002a50c0" style:font-name-asian="Noto Sans CJK SC" style:font-size-asian="28pt" style:font-weight-asian="bold" style:font-name-complex="Lohit Devanagari" style:font-size-complex="28pt" style:font-weight-complex="bold"/>
    </style:style>
    <style:style style:name="T7" style:family="text">
      <style:text-properties style:font-name="Liberation Sans" fo:font-size="18pt" style:font-name-asian="Noto Sans CJK SC" style:font-size-asian="18pt" style:font-name-complex="Lohit Devanagari" style:font-size-complex="18pt"/>
    </style:style>
    <style:style style:name="T8" style:family="text">
      <style:text-properties officeooo:rsid="002cc6c9"/>
    </style:style>
    <style:style style:name="T9" style:family="text">
      <style:text-properties officeooo:rsid="002d2086"/>
    </style:style>
    <style:style style:name="T10" style:family="text">
      <style:text-properties officeooo:rsid="002e452a"/>
    </style:style>
    <style:style style:name="fr1" style:family="graphic" style:parent-style-name="Frame">
      <style:graphic-properties style:vertical-pos="middle" style:vertical-rel="page" style:horizontal-pos="center" style:horizontal-rel="page" draw:opacity="0%" fo:padding="0.0591in" fo:border="none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0.2in" fo:min-width="0.7902in">
          <text:p text:style-name="P8"><text:span text:style-name="T5">Project </text:span><text:span text:style-name="T6">1</text:span></text:p>
          <text:p text:style-name="P16"><text:span text:style-name="T7">Shapes</text:span></text:p>
          <text:p text:style-name="P5"/>
          <text:p text:style-name="P5">Samuel Scalf</text:p>
          <text:p text:style-name="P23"><text:span text:style-name="T4">CMSC 33</text:span><text:span text:style-name="T3">5</text:span><text:span text:style-name="T4"> </text:span><text:span text:style-name="T1">· </text:span><text:span text:style-name="T2">Dr. Osama Morad</text:span></text:p>
          <text:p text:style-name="P7">University of Maryland Global Campus</text:p>
          <text:p text:style-name="P4"/>
        </draw:text-box>
      </draw:frame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332_2520673749" text:style-name="Index_20_Link" text:visited-style-name="Index_20_Link">Process and Lessons Learned<text:tab/>3</text:a></text:p>
          <text:p text:style-name="P1"><text:a xlink:type="simple" xlink:href="#__RefHeading___Toc334_2520673749" text:style-name="Index_20_Link" text:visited-style-name="Index_20_Link">Compilation<text:tab/>4</text:a></text:p>
          <text:p text:style-name="P1"><text:a xlink:type="simple" xlink:href="#__RefHeading___Toc336_2520673749" text:style-name="Index_20_Link" text:visited-style-name="Index_20_Link">Test Cases<text:tab/>5</text:a></text:p>
          <text:p text:style-name="P2"><text:a xlink:type="simple" xlink:href="#__RefHeading___Toc405_2969542532" text:style-name="Index_20_Link" text:visited-style-name="Index_20_Link">Test Equations<text:tab/>5</text:a></text:p>
          <text:p text:style-name="P2"><text:a xlink:type="simple" xlink:href="#__RefHeading___Toc407_2969542532" text:style-name="Index_20_Link" text:visited-style-name="Index_20_Link">Output<text:tab/>5</text:a></text:p>
        </text:index-body>
      </text:table-of-content>
      <text:p text:style-name="P6"/>
      <text:h text:style-name="P12" text:outline-level="1">User’s Guide</text:h>
      <text:h text:style-name="P13" text:outline-level="2">System Requirements</text:h>
      <text:p text:style-name="P25">Space: 19.0 kB</text:p>
      <text:p text:style-name="P25">Java Development Kit (JDK) version 8 update 261</text:p>
      <text:h text:style-name="P13" text:outline-level="2">Compiling the Program</text:h>
      <text:p text:style-name="P19">Before compiling the program, the downloaded zip file needs to be uncompressed. <text:s/>The means of uncompressing, or extracting, a zip file is not covered here. <text:span text:style-name="T8">Open the directory containing the extracted files, if not already there. </text:span><text:span text:style-name="T10">Open the “src” folder.</text:span></text:p>
      <text:h text:style-name="P14" text:outline-level="3">Windows 10</text:h>
      <text:p text:style-name="P20"><text:span text:style-name="T9">C</text:span><text:span text:style-name="T8">lick File &gt; Open Command Prompt &gt; Open Command Prompt. </text:span><text:span text:style-name="T10">Type “javac .\scalf\Shapes.java” without the quotes and press the “Enter” key.</text:span></text:p>
      <text:h text:style-name="P15" text:outline-level="3">Linux</text:h>
      <text:p text:style-name="P20"><text:span text:style-name="T10">O</text:span><text:span text:style-name="T9">pen a terminal in the location of the files. </text:span><text:span text:style-name="T10">Type “javac ./scalf/Shapes.java” without the quotes and press the “Enter” key.</text:span></text:p>
      <text:h text:style-name="P13" text:outline-level="2">Using the Program</text:h>
      <text:p text:style-name="P21">To run the program, from the command prompt or terminal (see Compilation steps), type “java scalf.Shapes” without the quotes and press the “Enter” key.</text:p>
      <text:h text:style-name="P11" text:outline-level="1">Testing</text:h>
      <table:table table:name="Table1" table:style-name="Table1" table:template-name="Simple Grid Columns">
        <table:table-column table:style-name="Table1.A" table:number-columns-repeated="2"/>
        <table:table-row>
          <table:table-cell table:style-name="Table1.A1" office:value-type="string">
            <text:p text:style-name="P18">Input</text:p>
          </table:table-cell>
          <table:table-cell table:style-name="Table1.A1" office:value-type="string">
            <text:p text:style-name="P18">Outpu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>
            <text:p text:style-name="P17"/>
          </table:table-cell>
        </table:table-row>
        <table:table-row>
          <table:table-cell table:style-name="Table1.A3" office:value-type="string">
            <text:p text:style-name="P17"/>
          </table:table-cell>
          <table:table-cell table:style-name="Table1.B3">
            <text:p text:style-name="P17"/>
          </table:table-cell>
        </table:table-row>
      </table:table>
      <text:p text:style-name="Text_20_body"/>
      <text:h text:style-name="P11" text:outline-level="1">Lessons Learned</text:h>
      <text:p text:style-name="P24"/>
      <text:h text:style-name="P10" text:outline-level="1"><text:soft-page-break/>Appendix A: UML Class Diagram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Paper_20_Crumpled" draw:opacity="50%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20000B23870CCBCD548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Scalf</meta:initial-creator>
    <meta:creation-date>2020-06-09T20:21:33.861376450</meta:creation-date>
    <dc:date>2020-08-21T22:31:03.158246651</dc:date>
    <dc:creator>Samuel Scalf</dc:creator>
    <meta:editing-duration>PT43M37S</meta:editing-duration>
    <meta:editing-cycles>9</meta:editing-cycles>
    <meta:generator>LibreOffice/6.4.4.2$Linux_X86_64 LibreOffice_project/40$Build-2</meta:generator>
    <meta:document-statistic meta:table-count="1" meta:image-count="0" meta:object-count="0" meta:page-count="4" meta:paragraph-count="28" meta:word-count="173" meta:character-count="1051" meta:non-whitespace-character-count="905"/>
  </office:meta>
</office:document-meta>
</file>